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096" officeooo:paragraph-rsid="00009096"/>
    </style:style>
    <style:style style:name="P2" style:family="paragraph" style:parent-style-name="Standard">
      <style:text-properties officeooo:rsid="0001cb30" officeooo:paragraph-rsid="0001cb30"/>
    </style:style>
    <style:style style:name="P3" style:family="paragraph" style:parent-style-name="Standard">
      <style:text-properties officeooo:rsid="00031b96" officeooo:paragraph-rsid="00031b96"/>
    </style:style>
    <style:style style:name="P4" style:family="paragraph" style:parent-style-name="Standard">
      <style:text-properties officeooo:rsid="00031b96" officeooo:paragraph-rsid="0004e5a7"/>
    </style:style>
    <style:style style:name="P5" style:family="paragraph" style:parent-style-name="Standard">
      <style:text-properties officeooo:rsid="0004e5a7" officeooo:paragraph-rsid="0004e5a7"/>
    </style:style>
    <style:style style:name="P6" style:family="paragraph" style:parent-style-name="Standard">
      <style:text-properties officeooo:rsid="000685c0" officeooo:paragraph-rsid="000685c0"/>
    </style:style>
    <style:style style:name="P7" style:family="paragraph" style:parent-style-name="Standard">
      <style:text-properties officeooo:rsid="000811cf" officeooo:paragraph-rsid="000811cf"/>
    </style:style>
    <style:style style:name="T1" style:family="text">
      <style:text-properties officeooo:rsid="0004e5a7"/>
    </style:style>
    <style:style style:name="T2" style:family="text">
      <style:text-properties officeooo:rsid="000685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– DISPLAY</text:p>
      <text:p text:style-name="P1"/>
      <text:p text:style-name="P2">A propriedade POSITION define como o elemento deve ser renderizado na página HTML. Ele é comumente relacionado às propriedades TOP, BOTTOM, LEFT e RIGHT para definição do deslocamento do elemento.</text:p>
      <text:p text:style-name="P2"/>
      <text:p text:style-name="P2">Valores possíveis: static, relative, absolute. Fixed e sticky.</text:p>
      <text:p text:style-name="P2"/>
      <text:p text:style-name="P2">STATIC (default)</text:p>
      <text:p text:style-name="P2"/>
      <text:p text:style-name="P2">Segue o comportamento natural da página, não possui possibilidade de aplicação das propriedades top, bottom, left ou right.</text:p>
      <text:p text:style-name="P2"/>
      <text:p text:style-name="P2">RELATIVE</text:p>
      <text:p text:style-name="P2"/>
      <text:p text:style-name="P3">Com a determinação do position relative o elemento mantém o seu posicionamento segundo o fluxo <text:s/>normal da página. Todavia, a definição das propriedades top, left, bottom e right altera o posicionamento do elemento. É possível assim definir o deslocamento vertical e horizontal.</text:p>
      <text:p text:style-name="P3"/>
      <text:p text:style-name="P3">ABSOLUTE</text:p>
      <text:p text:style-name="P3"/>
      <text:p text:style-name="P4">Com a determinação do position absolute o elemento é posicionado de forma relativo ao seu ancestral mais próximo e cuja posição é relativa. <text:span text:style-name="T1">Caso ele não tenha um ancestral relativo, ele será posicionado em relação ao body. Desta forma, o elemento é absoluto em relação à página e sai do fluxo normal desta. É comum a sua utilização junto o z-index. Suporta os valores top, right, bottom e left.</text:span></text:p>
      <text:p text:style-name="P3"/>
      <text:p text:style-name="P5">FIXED</text:p>
      <text:p text:style-name="P5"/>
      <text:p text:style-name="P5">Com a determinação do position fixed o elemento sai do fluxo normal da página (não recebe um espaço), e o seu posicionamento é relativo à viewport, que corresponde à área visível da página. Desta forma, ele sempre fica na mesma posição da página, mesmo durante o scroll. Suporta os valores top, right, bottom e left. Não deixa um gap onde normalmente ele é renderizado.</text:p>
      <text:p text:style-name="P5"/>
      <text:p text:style-name="P5">STICKY</text:p>
      <text:p text:style-name="P5"/>
      <text:p text:style-name="P5">Com a determinação do position sticky o elemento não sai do fluxo normal da página. Ele possui um comportamento duplo: inicialmente ele se comporta como relativo, mas ao atingir <text:span text:style-name="T2">o limite de scroll ele passa para um comportamento fixed segundo o que foi definido por top, left, bottom e right.</text:span></text:p>
      <text:p text:style-name="P5"/>
      <text:p text:style-name="P6">INITIAL</text:p>
      <text:p text:style-name="P6"/>
      <text:p text:style-name="P6">Com a determinação do position initial o navegador atribui o valor padrão da propriedade, ou seja, o valor static.</text:p>
      <text:p text:style-name="P6"/>
      <text:p text:style-name="P6">INHERIT</text:p>
      <text:p text:style-name="P6"/>
      <text:p text:style-name="P6">Com a determinação do position inherit o elemento filho herda a definição do position de seu pai.</text:p>
      <text:p text:style-name="P6"/>
      <text:p text:style-name="P7">BIBLIOGRAFIA</text:p>
      <text:p text:style-name="P7"/>
      <text:p text:style-name="P7"><text:soft-page-break/><text:a xlink:type="simple" xlink:href="https://www.w3schools.com/css/css_positioning.asp" text:style-name="Internet_20_link" text:visited-style-name="Visited_20_Internet_20_Link">https://www.w3schools.com/css/css_positioning.asp</text:a></text:p>
      <text:p text:style-name="P7"><text:a xlink:type="simple" xlink:href="https://developer.mozilla.org/pt-BR/docs/Web/CSS/position" text:style-name="Internet_20_link" text:visited-style-name="Visited_20_Internet_20_Link">https://developer.mozilla.org/pt-BR/docs/Web/CSS/position</text:a></text:p>
      <text:p text:style-name="P7"><text:a xlink:type="simple" xlink:href="https://medium.com/bitsrc/ultimate-css-position-guide-f84969cc72ca" text:style-name="Internet_20_link" text:visited-style-name="Visited_20_Internet_20_Link">https://medium.com/bitsrc/ultimate-css-position-guide-f84969cc72ca</text:a></text:p>
      <text:p text:style-name="P7"><text:a xlink:type="simple" xlink:href="https://caniuse.com/?search=position" text:style-name="Internet_20_link" text:visited-style-name="Visited_20_Internet_20_Link">https://caniuse.com/?search=position</text:a></text:p>
      <text:p text:style-name="P7"/>
      <text:p text:style-name="P7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9:20:11.074687661</meta:creation-date>
    <dc:date>2022-02-20T21:24:42.483642331</dc:date>
    <meta:editing-duration>PT12M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332" meta:character-count="2215" meta:non-whitespace-character-count="1902"/>
  </office:meta>
</office:document-meta>
</file>